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8.4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MC-P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44">
      <style:table-cell-properties style:rotation-align="none"/>
    </style:style>
    <style:style style:name="ce14" style:family="table-cell" style:parent-style-name="Default" style:data-style-name="N14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5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-33% 58%"/>
    </style:style>
    <style:style style:name="T6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-33% 58%"/>
    </style:style>
    <style:style style:name="T8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9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ff0000" style:font-style-complex="italic" style:font-style-asian="italic" style:font-weight-complex="bold" style:font-weight-asian="bold" fo:font-style="italic" fo:font-weight="bold"/>
    </style:style>
    <style:style style:name="T10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000000" fo:font-weight="normal" fo:font-style="normal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-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étodo Mínimos cuad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5" office:value-type="string" calcext:value-type="string">
            <text:p>X<text:span text:style-name="T1">i</text:span><text:span text:style-name="T2">(±0,5)</text:span></text:p>
          </table:table-cell>
          <table:table-cell table:style-name="ce5" office:value-type="string" calcext:value-type="string">
            <text:p>Y<text:span text:style-name="T1">i</text:span><text:span text:style-name="T2">(±0,005)</text:span></text:p>
          </table:table-cell>
          <table:table-cell table:style-name="ce5" office:value-type="string" calcext:value-type="string">
            <text:p>X<text:span text:style-name="T3">i</text:span><text:span text:style-name="T4">*Y</text:span><text:span text:style-name="T5">i</text:span></text:p>
          </table:table-cell>
          <table:table-cell table:style-name="ce11" office:value-type="string" calcext:value-type="string">
            <text:p>X<text:span text:style-name="T1">i</text:span><text:span text:style-name="T2">^2</text:span></text:p>
          </table:table-cell>
          <table:table-cell table:style-name="ce14" office:value-type="string" calcext:value-type="string">
            <text:p>(Yi-mXi-b)^2</text:p>
          </table:table-cell>
          <table:table-cell table:style-name="ce1" office:value-type="string" calcext:value-type="string">
            <text:p>(Xi - Xc)^2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-1.6094379124341" calcext:value-type="float">
            <text:p>-1,6094379124341</text:p>
          </table:table-cell>
          <table:table-cell table:style-name="Default" office:value-type="float" office:value="5.82894561761021" calcext:value-type="float">
            <text:p>5,82894561761021</text:p>
          </table:table-cell>
          <table:table-cell table:formula="of:=[.B5]*[.C5]" office:value-type="float" office:value="-9.38132606649847" calcext:value-type="float">
            <text:p>-9,38</text:p>
          </table:table-cell>
          <table:table-cell table:formula="of:=[.B5]^2" office:value-type="float" office:value="2.59029039398023" calcext:value-type="float">
            <text:p>2,59</text:p>
          </table:table-cell>
          <table:table-cell table:formula="of:=([.C5]-[.$I$18]*[.B5]-[.$I$19])^2" office:value-type="float" office:value="0.0004196895229272" calcext:value-type="float">
            <text:p>0,0004</text:p>
          </table:table-cell>
          <table:table-cell table:formula="of:=([.B5]-[.$C$17])^2" office:value-type="float" office:value="0.675348815611536" calcext:value-type="float">
            <text:p>0,675348815611536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-1.20397280432594" calcext:value-type="float">
            <text:p>-1,20397280432594</text:p>
          </table:table-cell>
          <table:table-cell table:style-name="Default" office:value-type="float" office:value="5.43459498484059" calcext:value-type="float">
            <text:p>5,43459498484059</text:p>
          </table:table-cell>
          <table:table-cell table:formula="of:=[.B6]*[.C6]" office:value-type="float" office:value="-6.54310456427419" calcext:value-type="float">
            <text:p>-6,54</text:p>
          </table:table-cell>
          <table:table-cell table:formula="of:=[.B6]^2" office:value-type="float" office:value="1.44955051355646" calcext:value-type="float">
            <text:p>1,45</text:p>
          </table:table-cell>
          <table:table-cell table:formula="of:=([.C6]-[.$I$18]*[.B6]-[.$I$19])^2" office:value-type="float" office:value="0.00054351544312435" calcext:value-type="float">
            <text:p>0,0005</text:p>
          </table:table-cell>
          <table:table-cell table:formula="of:=([.B6]-[.$C$17])^2" office:value-type="float" office:value="0.173331487532844" calcext:value-type="float">
            <text:p>0,17333148753284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-0.916290731874155" calcext:value-type="float">
            <text:p>-0,916290731874155</text:p>
          </table:table-cell>
          <table:table-cell table:style-name="Default" office:value-type="float" office:value="5.19960139360888" calcext:value-type="float">
            <text:p>5,19960139360888</text:p>
          </table:table-cell>
          <table:table-cell table:formula="of:=[.B7]*[.C7]" office:value-type="float" office:value="-4.76434656640376" calcext:value-type="float">
            <text:p>-4,76</text:p>
          </table:table-cell>
          <table:table-cell table:formula="of:=[.B7]^2" office:value-type="float" office:value="0.839588705318475" calcext:value-type="float">
            <text:p>0,84</text:p>
          </table:table-cell>
          <table:table-cell table:formula="of:=([.C7]-[.$I$18]*[.B7]-[.$I$19])^2" office:value-type="float" office:value="0.0000919142956905041" calcext:value-type="float">
            <text:p>0,0001</text:p>
          </table:table-cell>
          <table:table-cell table:formula="of:=([.B7]-[.$C$17])^2" office:value-type="float" office:value="0.0165505422245177" calcext:value-type="float">
            <text:p>0,016550542224518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-0.693147180559945" calcext:value-type="float">
            <text:p>-0,693147180559945</text:p>
          </table:table-cell>
          <table:table-cell table:style-name="Default" office:value-type="float" office:value="5.01615337478016" calcext:value-type="float">
            <text:p>5,01615337478016</text:p>
          </table:table-cell>
          <table:table-cell table:formula="of:=[.B8]*[.C8]" office:value-type="float" office:value="-3.47693256898512" calcext:value-type="float">
            <text:p>-3,48</text:p>
          </table:table-cell>
          <table:table-cell table:formula="of:=[.B8]^2" office:value-type="float" office:value="0.480453013918201" calcext:value-type="float">
            <text:p>0,48</text:p>
          </table:table-cell>
          <table:table-cell table:formula="of:=([.C8]-[.$I$18]*[.B8]-[.$I$19])^2" office:value-type="float" office:value="0.0000000127999823831134" calcext:value-type="float">
            <text:p>0,0000</text:p>
          </table:table-cell>
          <table:table-cell table:formula="of:=([.B8]-[.$C$17])^2" office:value-type="float" office:value="0.00892923710464624" calcext:value-type="float">
            <text:p>0,008929237104646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-0.510825623765991" calcext:value-type="float">
            <text:p>-0,510825623765991</text:p>
          </table:table-cell>
          <table:table-cell table:style-name="Default" office:value-type="float" office:value="4.86753445045558" calcext:value-type="float">
            <text:p>4,86753445045558</text:p>
          </table:table-cell>
          <table:table-cell table:formula="of:=[.B9]*[.C9]" office:value-type="float" office:value="-2.48646132185642" calcext:value-type="float">
            <text:p>-2,49</text:p>
          </table:table-cell>
          <table:table-cell table:formula="of:=[.B9]^2" office:value-type="float" office:value="0.260942817895913" calcext:value-type="float">
            <text:p>0,26</text:p>
          </table:table-cell>
          <table:table-cell table:formula="of:=([.C9]-[.$I$18]*[.B9]-[.$I$19])^2" office:value-type="float" office:value="0.0000791522019712798" calcext:value-type="float">
            <text:p>0,0001</text:p>
          </table:table-cell>
          <table:table-cell table:formula="of:=([.B9]-[.$C$17])^2" office:value-type="float" office:value="0.07662720714704" calcext:value-type="float">
            <text:p>0,07662720714704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-0.356674943938732" calcext:value-type="float">
            <text:p>-0,356674943938732</text:p>
          </table:table-cell>
          <table:table-cell table:style-name="Default" office:value-type="float" office:value="4.71492104994721" calcext:value-type="float">
            <text:p>4,71492104994721</text:p>
          </table:table-cell>
          <table:table-cell table:formula="of:=[.B10]*[.C10]" office:value-type="float" office:value="-1.68169420116547" calcext:value-type="float">
            <text:p>-1,68</text:p>
          </table:table-cell>
          <table:table-cell table:formula="of:=[.B10]^2" office:value-type="float" office:value="0.127217015633698" calcext:value-type="float">
            <text:p>0,13</text:p>
          </table:table-cell>
          <table:table-cell table:formula="of:=([.C10]-[.$I$18]*[.B10]-[.$I$19])^2" office:value-type="float" office:value="0.000109064294419168" calcext:value-type="float">
            <text:p>0,0001</text:p>
          </table:table-cell>
          <table:table-cell table:formula="of:=([.B10]-[.$C$17])^2" office:value-type="float" office:value="0.185732449273311" calcext:value-type="float">
            <text:p>0,185732449273311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22314355131421" calcext:value-type="float">
            <text:p>-0,22</text:p>
          </table:table-cell>
          <table:table-cell office:value-type="float" office:value="4.62399194022868" calcext:value-type="float">
            <text:p>4,62</text:p>
          </table:table-cell>
          <table:table-cell table:formula="of:=[.B11]*[.C11]" office:value-type="float" office:value="-1.03181398279091" calcext:value-type="float">
            <text:p>-1,03</text:p>
          </table:table-cell>
          <table:table-cell table:formula="of:=[.B11]^2" office:value-type="float" office:value="0.0497930444931173" calcext:value-type="float">
            <text:p>0,05</text:p>
          </table:table-cell>
          <table:table-cell table:formula="of:=([.C11]-[.$I$18]*[.B11]-[.$I$19])^2" office:value-type="float" office:value="0.00019807907017043" calcext:value-type="float">
            <text:p>0,0002</text:p>
          </table:table-cell>
          <table:table-cell table:formula="of:=([.B11]-[.$C$17])^2" office:value-type="float" office:value="0.318658296673901" calcext:value-type="float">
            <text:p>0,31865829667390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formula="of:=[.B12]*[.C12]" office:value-type="float" office:value="0" calcext:value-type="float">
            <text:p>0,00</text:p>
          </table:table-cell>
          <table:table-cell table:formula="of:=[.B12]^2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table:formula="of:=[.B13]*[.C13]" office:value-type="float" office:value="0" calcext:value-type="float">
            <text:p>0,00</text:p>
          </table:table-cell>
          <table:table-cell table:formula="of:=[.B13]^2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formula="of:=[.B14]*[.C14]" office:value-type="float" office:value="0" calcext:value-type="float">
            <text:p>0,00</text:p>
          </table:table-cell>
          <table:table-cell table:formula="of:=[.B14]^2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6" table:formula="of:=SUM([.B5:.B11])" office:value-type="float" office:value="-5.51349274821307" calcext:value-type="float">
            <text:p>-5,51</text:p>
          </table:table-cell>
          <table:table-cell table:style-name="ce6" table:formula="of:=SUM([.C5:.C11])" office:value-type="float" office:value="35.6857428114713" calcext:value-type="float">
            <text:p>35,69</text:p>
          </table:table-cell>
          <table:table-cell table:style-name="ce6" table:formula="of:=SUM([.D5:.D11])" office:value-type="float" office:value="-29.3656792719743" calcext:value-type="float">
            <text:p>-29,37</text:p>
          </table:table-cell>
          <table:table-cell table:style-name="ce12" table:formula="of:=SUM([.E5:.E11])" office:value-type="float" office:value="5.7978355047961" calcext:value-type="float">
            <text:p>5,80</text:p>
          </table:table-cell>
          <table:table-cell table:style-name="ce15" table:formula="of:=SUM([.F5:.F11])" office:value-type="float" office:value="0.00144142762828531" calcext:value-type="float">
            <text:p>0,0014</text:p>
          </table:table-cell>
          <table:table-cell table:style-name="ce2" table:formula="of:=SUM([.G5:.G11])" office:value-type="float" office:value="1.4551780355678" calcext:value-type="float">
            <text:p>1,4551780355678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DIAS.</text:p>
          </table:table-cell>
          <table:table-cell table:style-name="ce7" office:value-type="string" calcext:value-type="string">
            <text:p>Xc</text:p>
          </table:table-cell>
          <table:table-cell table:formula="of:=AVERAGE([.B5:.B11])" office:value-type="float" office:value="-0.787641821173296" calcext:value-type="float">
            <text:p>-0,79</text:p>
          </table:table-cell>
          <table:table-cell table:style-name="ce7"/>
          <table:table-cell table:number-columns-repeated="2"/>
          <table:table-cell table:style-name="ce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Yc</text:p>
          </table:table-cell>
          <table:table-cell table:formula="of:=AVERAGE([.C5:.C11])" office:value-type="float" office:value="5.09796325878162" calcext:value-type="float">
            <text:p>5,10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style-name="ce3" office:value-type="string" calcext:value-type="string">
            <text:p>m=</text:p>
          </table:table-cell>
          <table:table-cell table:style-name="ce9" office:value-type="string" calcext:value-type="string">
            <text:p><text:span text:style-name="T6">(∑X</text:span><text:span text:style-name="T7">i</text:span><text:span text:style-name="T8">*Y</text:span><text:span text:style-name="T7">i</text:span><text:span text:style-name="T8"> -</text:span><text:span text:style-name="T9">N*</text:span><text:span text:style-name="T10"> XcYc) / (∑Xi^2 - N*Xc^2)</text:span></text:p>
          </table:table-cell>
          <table:table-cell table:formula="of:=([.D15]-[.C19]*[.C17]*[.C18])/([.E15]-[.C19]*[.C17]^2)" office:value-type="float" office:value="-0.864564873351962" calcext:value-type="float">
            <text:p>-0,864564873351962</text:p>
          </table:table-cell>
          <table:table-cell/>
          <table:table-cell table:style-name="ce35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N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Term.indep.</text:p>
          </table:table-cell>
          <table:table-cell table:style-name="ce3" office:value-type="string" calcext:value-type="string">
            <text:p>b=</text:p>
          </table:table-cell>
          <table:table-cell office:value-type="string" calcext:value-type="string">
            <text:p>( Yc<text:span text:style-name="T11">∑Xi^2 - Xc∑XiYi ) / (∑Xi^2 - N Xc^2 )</text:span></text:p>
          </table:table-cell>
          <table:table-cell table:formula="of:=([.C18]*[.E15]-[.C17]*[.D15])/([.E15]-[.C19]*[.C17]^2)" office:value-type="float" office:value="4.41699580741222" calcext:value-type="float">
            <text:p>4,41699580741222</text:p>
          </table:table-cell>
          <table:table-cell/>
          <table:table-cell table:style-name="ce35"/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Y=mX + b</text:p>
          </table:table-cell>
          <table:table-cell/>
          <table:table-cell table:style-name="ce2" office:value-type="string" calcext:value-type="string">
            <text:p>Y = 4,576 X + 5,404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3" office:value-type="string" calcext:value-type="string">
            <text:p>Error m =</text:p>
          </table:table-cell>
          <table:table-cell table:style-name="ce17" office:value-type="string" calcext:value-type="string">
            <text:p>SQRT[∑(Yi-mXi-b)^2/(N-2)∑(Xi - Xc)^2]</text:p>
          </table:table-cell>
          <table:table-cell table:formula="of:=SQRT([.F15]/(([.C19]-2)*[.G15]))" office:value-type="float" office:value="0.0140751604217269" calcext:value-type="float">
            <text:p>0,014075160421727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Error b =</text:p>
          </table:table-cell>
          <table:table-cell table:style-name="ce17" office:value-type="string" calcext:value-type="string">
            <text:p>SQRT[∑(Yi-mXi-b)^2/N*(N-2)]</text:p>
          </table:table-cell>
          <table:table-cell table:formula="of:=SQRT(([.F15]*[.E15])/(([.C19]-2)*[.C19]*[.G15]))" office:value-type="float" office:value="0.0128096504287911" calcext:value-type="float">
            <text:p>0,012809650428791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sv.Típica =</text:p>
          </table:table-cell>
          <table:table-cell table:style-name="ce17" office:value-type="string" calcext:value-type="string">
            <text:p>SQRT(∑(Xi - Xc)^2/N)</text:p>
          </table:table-cell>
          <table:table-cell table:formula="of:=SQRT([.G15]/[.C19])" office:value-type="float" office:value="0.455941417848483" calcext:value-type="float">
            <text:p>0,455941417848483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C-PO'.F42" table:end-x="3.1cm" table:end-y="0.277cm" draw:z-index="0" draw:name="Gráfico 1" draw:style-name="gr1" draw:text-style-name="P1" svg:width="16.906cm" svg:height="6.832cm" svg:x="0.212cm" svg:y="0.485cm">
              <draw:object draw:notify-on-update-of-ranges="'MC-PO'.B5:'MC-PO'.B11 'MC-PO'.C4:'MC-PO'.C4 'MC-PO'.C5:'MC-PO'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3:48.331854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C-PO" style:display-name="PageStyle_MC-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Belda</meta:initial-creator>
    <meta:creation-date>2019-02-28T14:15:06</meta:creation-date>
    <dc:date>2022-08-30T18:29:51.210006000</dc:date>
    <meta:generator>LibreOffice/6.4.7.2$Linux_X86_64 LibreOffice_project/40$Build-2</meta:generator>
    <meta:editing-duration>PT8H44M31S</meta:editing-duration>
    <meta:editing-cycles>7</meta:editing-cycles>
    <meta:document-statistic meta:table-count="1" meta:cell-count="9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906cm" svg:height="7.324cm" xlink:href=".." xlink:type="simple" chart:class="chart:scatter" chart:style-name="ch1">
        <chart:title svg:x="7.319cm" svg:y="0.282cm" chart:style-name="ch2">
          <text:p>Yi(±0,005)</text:p>
        </chart:title>
        <chart:plot-area chart:style-name="ch3" table:cell-range-address="'MC-PO'.B5:'MC-PO'.C11 'MC-PO'.C4:'MC-PO'.C4" chart:data-source-has-labels="row" svg:x="0.338cm" svg:y="1.227cm" svg:width="16.23cm" svg:height="5.951cm">
          <chartooo:coordinate-region svg:x="0.669cm" svg:y="1.387cm" svg:width="15.618cm" svg:height="5.37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-PO'.C5:'MC-PO'.C11" chart:label-cell-address="'MC-PO'.C4:'MC-PO'.C4" chart:class="chart:scatter">
            <chart:domain table:cell-range-address="'MC-PO'.B5:'MC-PO'.B11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i(±0,005)</text:p>
                <draw:g>
                  <svg:desc>'MC-PO'.C4:'MC-P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094379124341">
                <text:p>-1.6094379124341</text:p>
                <draw:g>
                  <svg:desc>'MC-PO'.B5:'MC-PO'.B11</svg:desc>
                </draw:g>
              </table:table-cell>
              <table:table-cell office:value-type="float" office:value="5.82894561761021">
                <text:p>5.82894561761021</text:p>
                <draw:g>
                  <svg:desc>'MC-PO'.C5:'MC-PO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0397280432594">
                <text:p>-1.20397280432594</text:p>
              </table:table-cell>
              <table:table-cell office:value-type="float" office:value="5.43459498484059">
                <text:p>5.43459498484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16290731874155">
                <text:p>-0.916290731874155</text:p>
              </table:table-cell>
              <table:table-cell office:value-type="float" office:value="5.19960139360888">
                <text:p>5.19960139360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93147180559945">
                <text:p>-0.693147180559945</text:p>
              </table:table-cell>
              <table:table-cell office:value-type="float" office:value="5.01615337478016">
                <text:p>5.01615337478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4.86753445045558">
                <text:p>4.86753445045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56674943938732">
                <text:p>-0.356674943938732</text:p>
              </table:table-cell>
              <table:table-cell office:value-type="float" office:value="4.71492104994721">
                <text:p>4.71492104994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2314355131421">
                <text:p>-0.22314355131421</text:p>
              </table:table-cell>
              <table:table-cell office:value-type="float" office:value="4.62399194022868">
                <text:p>4.62399194022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